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&amp;corpseBot_SETTARGET&amp;_CLEARTARGET</text:p>
          </table:table-cell>
          <table:table-cell office:value-type="string">
            <text:p>add explosion</text:p>
          </table:table-cell>
          <table:table-cell table:number-columns-repeated="1021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office:value-type="string">
            <text:p>fade to bla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targ_ISMOVING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3/27/2018</text:date>, <text:time>23:4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3-27T23:40:48</dc:date>
    <dc:creator>Seab Dinch</dc:creator>
    <meta:editing-duration>P73DT3H53M40S</meta:editing-duration>
    <meta:editing-cycles>714</meta:editing-cycles>
    <meta:generator>OpenOffice/4.1.2$Win32 OpenOffice.org_project/412m3$Build-9782</meta:generator>
    <meta:document-statistic meta:table-count="3" meta:cell-count="1507" meta:object-count="0"/>
  </office:meta>
</office:document-meta>
</file>